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3.96mm" svg:height="125.97mm" svg:x="113.62mm" svg:y="58.9mm">
            <loext:p draw:notify-on-update-of-ranges="Sheet1.A16:Sheet1.A16 Sheet1.A17:Sheet1.A19 Sheet1.B16:Sheet1.B16 Sheet1.B17:Sheet1.B19 Sheet1.C16:Sheet1.C16 Sheet1.C17:Sheet1.C19 Sheet1.D16:Sheet1.D16 Sheet1.D17:Sheet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ar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Start time (wall)</text:p>
          </table:table-cell>
          <table:table-cell office:value-type="string" calcext:value-type="string">
            <text:p>End time (wall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time" office:time-value="PT08H57M50S" calcext:value-type="time">
            <text:p>08:57:50</text:p>
          </table:table-cell>
          <table:table-cell table:style-name="ce1" office:value-type="time" office:time-value="PT08H58M10S" calcext:value-type="time">
            <text:p>08:58:10</text:p>
          </table:table-cell>
          <table:table-cell table:style-name="ce1" table:formula="of:=[.C4]-[.B4]" office:value-type="time" office:time-value="PT00H00M20S" calcext:value-type="time">
            <text:p>00:00:2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08H58M58S" calcext:value-type="time">
            <text:p>08:58:58</text:p>
          </table:table-cell>
          <table:table-cell table:style-name="ce1" office:value-type="time" office:time-value="PT08H59M14S" calcext:value-type="time">
            <text:p>08:59:14</text:p>
          </table:table-cell>
          <table:table-cell table:style-name="ce1" table:formula="of:=[.C5]-[.B5]" office:value-type="time" office:time-value="PT00H00M16S" calcext:value-type="time">
            <text:p>00:00:1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time" office:time-value="PT09H00M13S" calcext:value-type="time">
            <text:p>09:00:13</text:p>
          </table:table-cell>
          <table:table-cell table:style-name="ce1" office:value-type="time" office:time-value="PT09H00M28S" calcext:value-type="time">
            <text:p>09:00:28</text:p>
          </table:table-cell>
          <table:table-cell table:style-name="ce1" table:formula="of:=[.C6]-[.B6]" office:value-type="time" office:time-value="PT00H00M15S" calcext:value-type="time">
            <text:p>00:00:15</text:p>
          </table:table-cell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Start time (wall)</text:p>
          </table:table-cell>
          <table:table-cell office:value-type="string" calcext:value-type="string">
            <text:p>End time (wall)</text:p>
          </table:table-cell>
          <table:table-cell table:number-columns-repeated="2"/>
          <table:table-cell office:value-type="string" calcext:value-type="string">
            <text:p>Start time (wall)</text:p>
          </table:table-cell>
          <table:table-cell office:value-type="string" calcext:value-type="string">
            <text:p>End time (wall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time" office:time-value="PT10H01M24S" calcext:value-type="time">
            <text:p>10:01:24</text:p>
          </table:table-cell>
          <table:table-cell table:style-name="ce1" office:value-type="time" office:time-value="PT10H01M49S" calcext:value-type="time">
            <text:p>10:01:49</text:p>
          </table:table-cell>
          <table:table-cell table:style-name="ce1" table:formula="of:=[.C10]-[.B10]" office:value-type="time" office:time-value="PT00H00M25S" calcext:value-type="time">
            <text:p>00:00:25</text:p>
          </table:table-cell>
          <table:table-cell table:style-name="ce1"/>
          <table:table-cell table:style-name="ce1" office:value-type="time" office:time-value="PT10H01M55S" calcext:value-type="time">
            <text:p>10:01:55</text:p>
          </table:table-cell>
          <table:table-cell table:style-name="ce1" office:value-type="time" office:time-value="PT10H02M06S" calcext:value-type="time">
            <text:p>10:02:06</text:p>
          </table:table-cell>
          <table:table-cell table:style-name="ce1" table:formula="of:=[.G10]-[.F10]" office:value-type="time" office:time-value="PT00H00M11S" calcext:value-type="time">
            <text:p>00:00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10H04M51S" calcext:value-type="time">
            <text:p>10:04:51</text:p>
          </table:table-cell>
          <table:table-cell table:style-name="ce1" office:value-type="time" office:time-value="PT10H05M14S" calcext:value-type="time">
            <text:p>10:05:14</text:p>
          </table:table-cell>
          <table:table-cell table:style-name="ce1" table:formula="of:=[.C11]-[.B11]" office:value-type="time" office:time-value="PT00H00M23S" calcext:value-type="time">
            <text:p>00:00:23</text:p>
          </table:table-cell>
          <table:table-cell table:style-name="ce1"/>
          <table:table-cell table:style-name="ce1" office:value-type="time" office:time-value="PT10H05M20S" calcext:value-type="time">
            <text:p>10:05:20</text:p>
          </table:table-cell>
          <table:table-cell table:style-name="ce1" office:value-type="time" office:time-value="PT10H05M30S" calcext:value-type="time">
            <text:p>10:05:30</text:p>
          </table:table-cell>
          <table:table-cell table:style-name="ce1" table:formula="of:=[.G11]-[.F11]" office:value-type="time" office:time-value="PT00H00M10S" calcext:value-type="time">
            <text:p>00:00: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time" office:time-value="PT10H05M46S" calcext:value-type="time">
            <text:p>10:05:46</text:p>
          </table:table-cell>
          <table:table-cell table:style-name="ce1" office:value-type="time" office:time-value="PT10H06M10S" calcext:value-type="time">
            <text:p>10:06:10</text:p>
          </table:table-cell>
          <table:table-cell table:style-name="ce1" table:formula="of:=[.C12]-[.B12]" office:value-type="time" office:time-value="PT00H00M24S" calcext:value-type="time">
            <text:p>00:00:24</text:p>
          </table:table-cell>
          <table:table-cell table:style-name="ce1"/>
          <table:table-cell table:style-name="ce1" office:value-type="time" office:time-value="PT10H06M16S" calcext:value-type="time">
            <text:p>10:06:16</text:p>
          </table:table-cell>
          <table:table-cell table:style-name="ce1" office:value-type="time" office:time-value="PT10H06M25S" calcext:value-type="time">
            <text:p>10:06:25</text:p>
          </table:table-cell>
          <table:table-cell table:style-name="ce1" table:formula="of:=[.G12]-[.F12]" office:value-type="time" office:time-value="PT00H00M09S" calcext:value-type="time">
            <text:p>00:00:0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Time Elapsed (Search)</text:p>
          </table:table-cell>
          <table:table-cell office:value-type="string" calcext:value-type="string">
            <text:p>Time Elapsed (Summary, stage 1)</text:p>
          </table:table-cell>
          <table:table-cell office:value-type="string" calcext:value-type="string">
            <text:p>Time Elapsed (Summary, stage 2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Time Elaps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0:38:16.062646147</meta:creation-date>
    <dc:date>2017-08-17T10:58:29.035402456</dc:date>
    <meta:editing-duration>PT10M2S</meta:editing-duration>
    <meta:editing-cycles>1</meta:editing-cycles>
    <meta:document-statistic meta:table-count="1" meta:cell-count="66" meta:object-count="1"/>
    <meta:generator>LibreOffice/5.3.0.3$Linux_X86_64 LibreOffice_project/7074905676c47b82bbcfbea1aeefc84afe1c50e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97cm" svg:height="12.598cm" xlink:href=".." xlink:type="simple" chart:class="chart:line" chart:style-name="ch1">
        <chart:title svg:x="7.344cm" svg:y="0.386cm" chart:style-name="ch2">
          <text:p>Wall time vs. number of reducer tasks</text:p>
        </chart:title>
        <chart:legend chart:legend-position="end" svg:x="15.841cm" svg:y="5.581cm" style:legend-expansion="high" chart:style-name="ch3"/>
        <chart:plot-area chart:style-name="ch4" table:cell-range-address="Sheet1.A16:Sheet1.D19" chart:data-source-has-labels="both" svg:x="1.406cm" svg:y="1.39cm" svg:width="13.988cm" svg:height="10.028cm">
          <chartooo:coordinate-region svg:x="2.027cm" svg:y="1.563cm" svg:width="13.273cm" svg:height="9.261cm"/>
          <chart:axis chart:dimension="x" chart:name="primary-x" chart:style-name="ch5" chartooo:axis-type="auto">
            <chartooo:date-scale/>
            <chart:title svg:x="6.517cm" svg:y="11.669cm" chart:style-name="ch6">
              <text:p>Number of Reducer tasks</text:p>
            </chart:title>
            <chart:categories table:cell-range-address="Sheet1.A17:Sheet1.A19"/>
          </chart:axis>
          <chart:axis chart:dimension="y" chart:name="primary-y" chart:style-name="ch5">
            <chart:title svg:x="0.451cm" svg:y="8.26cm" chart:style-name="ch7">
              <text:p>Total Wall time (seconds)</text:p>
            </chart:title>
            <chart:grid chart:style-name="ch8" chart:class="major"/>
          </chart:axis>
          <chart:series chart:style-name="ch9" chart:values-cell-range-address="Sheet1.B17:Sheet1.B19" chart:label-cell-address="Sheet1.B16:Sheet1.B16" chart:class="chart:line">
            <chart:data-point chart:repeated="3"/>
          </chart:series>
          <chart:series chart:style-name="ch10" chart:values-cell-range-address="Sheet1.C17:Sheet1.C19" chart:label-cell-address="Sheet1.C16:Sheet1.C16" chart:class="chart:line">
            <chart:data-point chart:repeated="3"/>
          </chart:series>
          <chart:series chart:style-name="ch11" chart:values-cell-range-address="Sheet1.D17:Sheet1.D19" chart:label-cell-address="Sheet1.D16:Sheet1.D1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 (Search)</text:p>
                <draw:g>
                  <svg:desc>Sheet1.B16:Sheet1.B16</svg:desc>
                </draw:g>
              </table:table-cell>
              <table:table-cell office:value-type="string">
                <text:p>Time Elapsed (Summary, stage 1)</text:p>
                <draw:g>
                  <svg:desc>Sheet1.C16:Sheet1.C16</svg:desc>
                </draw:g>
              </table:table-cell>
              <table:table-cell office:value-type="string">
                <text:p>Time Elapsed (Summary, stage 2)</text:p>
                <draw:g>
                  <svg:desc>Sheet1.D16:Sheet1.D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7:Sheet1.A19</svg:desc>
                </draw:g>
              </table:table-cell>
              <table:table-cell office:value-type="float" office:value="20">
                <text:p>20</text:p>
                <draw:g>
                  <svg:desc>Sheet1.B17:Sheet1.B19</svg:desc>
                </draw:g>
              </table:table-cell>
              <table:table-cell office:value-type="float" office:value="25">
                <text:p>25</text:p>
                <draw:g>
                  <svg:desc>Sheet1.C17:Sheet1.C19</svg:desc>
                </draw:g>
              </table:table-cell>
              <table:table-cell office:value-type="float" office:value="11">
                <text:p>11</text:p>
                <draw:g>
                  <svg:desc>Sheet1.D17:Sheet1.D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